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ASL_zpg, &#9;// 0x06" calcext:value-type="string">
            <text:p>do_ASL_zpg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ASL_A, &#9;// 0x0A" calcext:value-type="string">
            <text:p>do_ASL_A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ASL_abs, &#9;// 0x0E" calcext:value-type="string">
            <text:p>do_ASL_abs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ASL_zpgX, &#9;// 0x16" calcext:value-type="string">
            <text:p>do_ASL_zpgX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ASL_absX, &#9;// 0x1E" calcext:value-type="string">
            <text:p>do_ASL_absX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BIT_zpg, &#9;// 0x24" calcext:value-type="string">
            <text:p>do_BIT_zpg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BIT_abs, &#9;// 0x2C" calcext:value-type="string">
            <text:p>do_BIT_abs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EOR_Xind, &#9;// 0x41" calcext:value-type="string">
            <text:p>do_EOR_Xind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EOR_zpg, &#9;// 0x45" calcext:value-type="string">
            <text:p>do_EOR_zpg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LSR_zpg, &#9;// 0x46" calcext:value-type="string">
            <text:p>do_LSR_zpg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EOR_imm, &#9;// 0x49" calcext:value-type="string">
            <text:p>do_EOR_imm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LSR_A, &#9;// 0x4A" calcext:value-type="string">
            <text:p>do_LSR_A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EOR_abs, &#9;// 0x4D" calcext:value-type="string">
            <text:p>do_EOR_abs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LSR_abs, &#9;// 0x4E" calcext:value-type="string">
            <text:p>do_LSR_abs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EOR_indY, &#9;// 0x51" calcext:value-type="string">
            <text:p>do_EOR_indY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EOR_zpgX, &#9;// 0x55" calcext:value-type="string">
            <text:p>do_EOR_zpgX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LSR_zpgX, &#9;// 0x56" calcext:value-type="string">
            <text:p>do_LSR_zpgX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EOR_absY, &#9;// 0x59" calcext:value-type="string">
            <text:p>do_EOR_absY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EOR_absX, &#9;// 0x5D" calcext:value-type="string">
            <text:p>do_EOR_absX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LSR_absX, &#9;// 0x5E" calcext:value-type="string">
            <text:p>do_LSR_absX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lDA (ind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1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1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1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1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1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1" office:value-type="string" calcext:value-type="string">
            <text:p>AND (ind,X)</text:p>
          </table:table-cell>
          <table:table-cell table:style-name="ce11"/>
          <table:table-cell table:style-name="ce11" office:value-type="string" calcext:value-type="string">
            <text:p>BIT zpg</text:p>
          </table:table-cell>
          <table:table-cell table:style-name="ce11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1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1" office:value-type="string" calcext:value-type="string">
            <text:p>BIT abs</text:p>
          </table:table-cell>
          <table:table-cell table:style-name="ce11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1" office:value-type="string" calcext:value-type="string">
            <text:p>AND (ind),Y</text:p>
          </table:table-cell>
          <table:table-cell table:style-name="ce11" table:number-columns-repeated="2"/>
          <table:table-cell table:style-name="ce11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1" office:value-type="string" calcext:value-type="string">
            <text:p>AND abs,Y</text:p>
          </table:table-cell>
          <table:table-cell table:style-name="ce11" table:number-columns-repeated="2"/>
          <table:table-cell table:style-name="ce11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1" office:value-type="string" calcext:value-type="string">
            <text:p>EOR (ind,X)</text:p>
          </table:table-cell>
          <table:table-cell table:style-name="ce11" table:number-columns-repeated="2"/>
          <table:table-cell table:style-name="ce11" office:value-type="string" calcext:value-type="string">
            <text:p>EOR zpg</text:p>
          </table:table-cell>
          <table:table-cell table:style-name="ce11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1" office:value-type="string" calcext:value-type="string">
            <text:p>EOR #</text:p>
          </table:table-cell>
          <table:table-cell table:style-name="ce11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1" office:value-type="string" calcext:value-type="string">
            <text:p>EOR abs</text:p>
          </table:table-cell>
          <table:table-cell table:style-name="ce11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1" office:value-type="string" calcext:value-type="string">
            <text:p>EOR (ind),Y</text:p>
          </table:table-cell>
          <table:table-cell table:style-name="ce11" table:number-columns-repeated="2"/>
          <table:table-cell table:style-name="ce11" office:value-type="string" calcext:value-type="string">
            <text:p>EOR zpg,X</text:p>
          </table:table-cell>
          <table:table-cell table:style-name="ce11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1" office:value-type="string" calcext:value-type="string">
            <text:p>EOR abs,Y</text:p>
          </table:table-cell>
          <table:table-cell table:style-name="ce11" table:number-columns-repeated="2"/>
          <table:table-cell table:style-name="ce11" office:value-type="string" calcext:value-type="string">
            <text:p>EOR abs,X</text:p>
          </table:table-cell>
          <table:table-cell table:style-name="ce11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3T11:02:14.217000000</dc:date>
    <meta:editing-duration>P80DT5H15M16S</meta:editing-duration>
    <meta:editing-cycles>68</meta:editing-cycles>
    <meta:generator>LibreOffice/7.5.4.2$Windows_X86_64 LibreOffice_project/36ccfdc35048b057fd9854c757a8b67ec53977b6</meta:generator>
    <meta:document-statistic meta:table-count="3" meta:cell-count="1529" meta:object-count="0"/>
  </office:meta>
</office:document-meta>
</file>